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1B0000051D5BD97D87.png" manifest:media-type="image/png"/>
  <manifest:file-entry manifest:full-path="Pictures/100000010000018000000180232D842A.png" manifest:media-type="image/png"/>
  <manifest:file-entry manifest:full-path="Pictures/10000001000002000000020072C04A96.png" manifest:media-type="image/png"/>
  <manifest:file-entry manifest:full-path="Pictures/10000001000007D0000007D0206E8067.png" manifest:media-type="image/png"/>
  <manifest:file-entry manifest:full-path="Pictures/10000001000000FF000000FF97B75541.png" manifest:media-type="image/png"/>
  <manifest:file-entry manifest:full-path="Pictures/100004F900001A5600001A56F19E514F.svg" manifest:media-type="image/svg+xml"/>
  <manifest:file-entry manifest:full-path="Pictures/1000000100000200000002009BBCFDA6.png" manifest:media-type="image/png"/>
  <manifest:file-entry manifest:full-path="Pictures/10000001000002C3000002C31F910CCC.png" manifest:media-type="image/png"/>
  <manifest:file-entry manifest:full-path="Pictures/100022F40000675A0000675A9D3DBD7D.svg" manifest:media-type="image/svg+xml"/>
  <manifest:file-entry manifest:full-path="Pictures/100000010000028F0000026173EBC633.png" manifest:media-type="image/png"/>
  <manifest:file-entry manifest:full-path="Pictures/10000001000004000000040071BA58E7.png" manifest:media-type="image/png"/>
  <manifest:file-entry manifest:full-path="Pictures/100000000000020000000200EEE7D1D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erif CJK HK Black" svg:font-family="'Noto Serif CJK HK Black'" style:font-adornments="Regular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Noto Serif CJK TC Black1" svg:font-family="'Noto Serif CJK TC Black'" style:font-adornments="Regular" style:font-family-generic="roman" style:font-pitch="variable"/>
    <style:font-face style:name="Source Code Pro Black" svg:font-family="'Source Code Pro Black'" style:font-adornments="Black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ondon_20_Mis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729fcf" draw:fill-image-name="White_20_Diffusion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0cm, 2.829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預設-title">
      <style:graphic-properties draw:auto-grow-height="true" fo:min-height="4.505cm" loext:decorative="false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預設-title">
      <style:graphic-properties fo:min-height="6.741cm" loext:decorative="false"/>
      <style:paragraph-properties style:writing-mode="lr-tb"/>
    </style:style>
    <style:style style:name="pr4" style:family="presentation" style:parent-style-name="預設-title">
      <style:graphic-properties fo:min-height="8.218cm" loext:decorative="false"/>
      <style:paragraph-properties style:writing-mode="lr-tb"/>
    </style:style>
    <style:style style:name="pr5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預設-title">
      <style:graphic-properties fo:min-height="4.709cm" loext:decorative="false"/>
      <style:paragraph-properties style:writing-mode="lr-tb"/>
    </style:style>
    <style:style style:name="pr7" style:family="presentation" style:parent-style-name="預設-title">
      <style:graphic-properties fo:min-height="12.681cm" loext:decorative="false"/>
      <style:paragraph-properties style:writing-mode="lr-tb"/>
    </style:style>
    <style:style style:name="pr8" style:family="presentation" style:parent-style-name="預設-title" style:list-style-name="L1">
      <style:graphic-properties fo:min-height="7.09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TC Black" fo:font-weight="bold" style:font-name-asian="Noto Sans CJK TC Black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Noto Sans CJK TC Black1" fo:font-size="66pt" style:font-size-asian="66pt" style:font-size-complex="6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Noto Serif CJK TC Black" fo:font-size="60pt" fo:font-weight="bold" style:font-name-asian="Noto Serif CJK TC Black" style:font-size-asian="60pt" style:font-weight-asian="bold" style:font-size-complex="60pt" style:font-weight-complex="bold"/>
    </style:style>
    <style:style style:name="P8" style:family="paragraph">
      <style:text-properties style:font-name="Source Code Pro Black"/>
    </style:style>
    <style:style style:name="P9" style:family="paragraph">
      <style:paragraph-properties fo:text-align="start"/>
      <style:text-properties style:font-name="Noto Serif CJK HK Black" fo:font-size="50pt" style:font-name-asian="Noto Serif CJK HK Black" style:font-size-asian="50pt" style:font-size-complex="50pt"/>
    </style:style>
    <style:style style:name="P10" style:family="paragraph">
      <style:paragraph-properties fo:margin-top="0.9cm" fo:margin-bottom="0.9cm" fo:line-height="100%" fo:text-align="start"/>
      <style:text-properties fo:font-variant="normal" fo:text-transform="none" style:use-window-font-color="true" loext:opacity="0%" style:text-outline="false" style:text-line-through-style="none" style:text-line-through-type="none" style:font-name="Noto Serif CJK TC Black1" fo:font-size="53.0999984741211pt" fo:font-style="normal" fo:text-shadow="none" style:text-underline-style="none" fo:font-weight="normal" style:letter-kerning="true" fo:background-color="transparent" style:font-name-asian="Noto Serif CJK TC Black1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0.9cm" fo:margin-bottom="0.9cm" fo:line-height="100%" fo:text-align="start"/>
      <style:text-properties fo:font-variant="normal" fo:text-transform="none" style:use-window-font-color="true" loext:opacity="0%" style:text-outline="false" style:text-line-through-style="none" style:text-line-through-type="none" style:font-name="Noto Serif CJK TC Black1" fo:font-size="53.0999984741211pt" fo:font-style="normal" fo:text-shadow="none" style:text-underline-style="none" fo:font-weight="normal" style:letter-kerning="true" fo:background-color="transparent" style:font-name-asian="Noto Serif CJK TC Black1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oto Sans CJK TC Black" fo:font-weight="bold" style:font-name-asian="Noto Sans CJK TC Black" style:font-weight-asian="bold" style:font-weight-complex="bold"/>
    </style:style>
    <style:style style:name="T2" style:family="text">
      <style:text-properties style:font-name="Noto Sans CJK TC Black1" fo:font-size="66pt" style:font-size-asian="66pt" style:font-size-complex="66pt"/>
    </style:style>
    <style:style style:name="T3" style:family="text">
      <style:text-properties style:font-name="Noto Sans CJK TC Black1" fo:font-size="66pt" style:font-name-asian="Noto Sans CJK TC Black1" style:font-size-asian="66pt" style:font-size-complex="66pt"/>
    </style:style>
    <style:style style:name="T4" style:family="text">
      <style:text-properties style:font-name="Noto Serif CJK TC Black" fo:font-size="54pt" fo:font-weight="bold" style:font-name-asian="Noto Serif CJK TC Black" style:font-size-asian="54pt" style:font-weight-asian="bold" style:font-size-complex="54pt" style:font-weight-complex="bold"/>
    </style:style>
    <style:style style:name="T5" style:family="text">
      <style:text-properties style:font-name="Source Code Pro Black"/>
    </style:style>
    <style:style style:name="T6" style:family="text">
      <style:text-properties style:font-name="Noto Serif CJK HK Black" fo:font-size="50pt" style:font-name-asian="Noto Serif CJK HK Black" style:font-size-asian="50pt" style:font-size-complex="50pt"/>
    </style:style>
    <style:style style:name="T7" style:family="text">
      <style:text-properties style:font-name="Noto Serif CJK TC Black1" fo:font-size="60pt" style:font-name-asian="Noto Serif CJK TC Black1" style:font-size-asian="54pt" style:font-size-complex="54pt"/>
    </style:style>
    <style:style style:name="T8" style:family="text">
      <style:text-properties style:font-name="Noto Serif CJK TC Black1" fo:font-size="44pt" style:font-name-asian="Noto Serif CJK TC Black1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2" draw:layer="layout" svg:width="19.012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3" draw:layer="layout" svg:width="7.042cm" svg:height="7.041cm" svg:x="11.31cm" svg:y="4.829cm">
          <draw:image xlink:href="Pictures/100022F40000675A0000675A9D3DBD7D.svg" xlink:type="simple" xlink:show="embed" xlink:actuate="onLoad" draw:mime-type="image/svg+xml">
            <text:p/>
          </draw:image>
          <draw:image xlink:href="Pictures/10000001000002C3000002C31F910CCC.png" xlink:type="simple" xlink:show="embed" xlink:actuate="onLoad" draw:mime-type="image/png"/>
        </draw:frame>
        <draw:frame draw:style-name="gr1" draw:text-style-name="P3" draw:layer="layout" svg:width="8.042cm" svg:height="8.041cm" svg:x="15.36cm" svg:y="4.1cm">
          <draw:image xlink:href="Pictures/10000001000004000000040071BA58E7.png" xlink:type="simple" xlink:show="embed" xlink:actuate="onLoad" draw:mime-type="image/png">
            <text:p/>
          </draw:image>
        </draw:frame>
        <draw:frame draw:style-name="gr1" draw:text-style-name="P3" draw:layer="layout" svg:width="12.964cm" svg:height="12.962cm" draw:transform="rotate (-0.00296705972839042) translate (10.539cm 1.5cm)">
          <draw:image xlink:href="Pictures/1000000100000200000002009BBCFD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office:forms form:automatic-focus="false" form:apply-design-mode="false"/>
        <draw:frame presentation:style-name="pr3" draw:text-style-name="P5" draw:layer="layout" svg:width="30.481cm" svg:height="6.741cm" svg:x="6.889cm" svg:y="6.155cm" presentation:class="title" presentation:user-transformed="true">
          <draw:text-box>
            <text:p><text:span text:style-name="T2">GrapheneOS </text:span><text:span text:style-name="T2"><text:line-break/></text:span><text:span text:style-name="T3">使用心得</text:span></text:p>
          </draw:text-box>
        </draw:frame>
        <draw:frame draw:style-name="gr3" draw:text-style-name="P3" draw:layer="layout" svg:width="11.048cm" svg:height="11.047cm" svg:x="1.5cm" svg:y="4.002cm" presentation:class="graphic" presentation:user-transformed="true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2T1">
        <office:forms form:automatic-focus="false" form:apply-design-mode="false"/>
        <draw:frame presentation:style-name="pr4" draw:text-style-name="P7" draw:layer="layout" svg:width="19.13cm" svg:height="8.218cm" svg:x="13.37cm" svg:y="5.416cm" presentation:class="title" presentation:user-transformed="true">
          <draw:text-box>
            <text:p text:style-name="P6"><text:span text:style-name="T4">請愛用</text:span><text:span text:style-name="T4"><text:line-break/></text:span><text:span text:style-name="T4">RSS feed</text:span><text:span text:style-name="T4"><text:line-break/></text:span><text:span text:style-name="T4">救救被演算法控制的腦</text:span></text:p>
          </draw:text-box>
        </draw:frame>
        <draw:frame draw:style-name="gr3" draw:text-style-name="P3" draw:layer="layout" svg:width="8cm" svg:height="8cm" svg:x="4cm" svg:y="5.525cm" presentation:class="graphic" presentation:user-transformed="true">
          <draw:image xlink:href="Pictures/10000001000007D0000007D0206E80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預設" presentation:presentation-page-layout-name="AL2T1">
        <office:forms form:automatic-focus="false" form:apply-design-mode="false"/>
        <draw:frame presentation:style-name="pr6" draw:text-style-name="P8" draw:layer="layout" svg:width="30.481cm" svg:height="4.709cm" svg:x="1.695cm" svg:y="12.737cm" presentation:class="title" presentation:user-transformed="true">
          <draw:text-box>
            <text:p><text:span text:style-name="T5">GrapheneOS is adding Android Auto support</text:span></text:p>
          </draw:text-box>
        </draw:frame>
        <draw:frame draw:style-name="gr1" draw:text-style-name="P3" draw:layer="layout" svg:width="11.048cm" svg:height="11.047cm" svg:x="5.952cm" svg:y="1.453cm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draw:frame draw:style-name="gr1" draw:text-style-name="P3" draw:layer="layout" svg:width="12.546cm" svg:height="12.546cm" svg:x="17.454cm" svg:y="1cm">
          <draw:image xlink:href="Pictures/10000001000002000000020072C04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預設" presentation:presentation-page-layout-name="AL2T1">
        <office:forms form:automatic-focus="false" form:apply-design-mode="false"/>
        <draw:frame presentation:style-name="pr7" draw:text-style-name="P9" draw:layer="layout" svg:width="18.5cm" svg:height="12.681cm" svg:x="14cm" svg:y="3.319cm" presentation:class="title" presentation:user-transformed="true">
          <draw:text-box>
            <text:p text:style-name="P6"><text:span text:style-name="T6">本書從四個面向討論心智成熟，分別為：自律、愛、成長與信仰、潛意識。</text:span></text:p>
          </draw:text-box>
        </draw:frame>
        <draw:frame draw:style-name="gr4" draw:text-style-name="P3" draw:layer="layout" svg:width="11.499cm" svg:height="16.112cm" svg:x="1.001cm" svg:y="1.5cm">
          <draw:image xlink:href="Pictures/100000010000028F0000026173EBC6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預設" presentation:presentation-page-layout-name="AL2T1">
        <office:forms form:automatic-focus="false" form:apply-design-mode="false"/>
        <draw:frame draw:style-name="gr3" draw:text-style-name="P3" draw:layer="layout" svg:width="11.953cm" svg:height="11.953cm" svg:x="1.69cm" svg:y="3.938cm" presentation:class="graphic" presentation:user-transformed="true">
          <draw:image xlink:href="Pictures/100000010000018000000180232D842A.png" xlink:type="simple" xlink:show="embed" xlink:actuate="onLoad" draw:mime-type="image/png">
            <text:p/>
          </draw:image>
        </draw:frame>
        <draw:frame presentation:style-name="pr4" draw:text-style-name="P7" draw:layer="layout" svg:width="16.813cm" svg:height="8.218cm" svg:x="15.425cm" svg:y="5.623cm" presentation:class="title" presentation:user-transformed="true">
          <draw:text-box>
            <text:p text:style-name="P6"><text:span text:style-name="T4">用電視看</text:span><text:span text:style-name="T4">Youtube</text:span><text:span text:style-name="T4"><text:line-break/></text:span><text:span text:style-name="T4">何必忍受廣告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預設" presentation:presentation-page-layout-name="AL2T1">
        <office:forms form:automatic-focus="false" form:apply-design-mode="false"/>
        <draw:frame draw:style-name="gr5" draw:text-style-name="P1" draw:layer="layout" svg:width="11.7cm" svg:height="7.38cm" svg:x="2.3cm" svg:y="5.893cm">
          <draw:image xlink:href="Pictures/100000010000081B0000051D5BD97D87.png" xlink:type="simple" xlink:show="embed" xlink:actuate="onLoad" draw:mime-type="image/png">
            <text:p/>
          </draw:image>
        </draw:frame>
        <draw:frame presentation:style-name="pr8" draw:text-style-name="P11" draw:layer="layout" svg:width="17.31cm" svg:height="7.098cm" svg:x="15.19cm" svg:y="6.402cm" presentation:class="title" presentation:user-transformed="true">
          <draw:text-box>
            <text:p text:style-name="P10"><text:span text:style-name="T7">快改用密碼管理器！</text:span><text:span text:style-name="T7"><text:line-break/></text:span><text:span text:style-name="T8">別傻傻把密碼存在瀏覽器裡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erif CJK HK Black" svg:font-family="'Noto Serif CJK HK Black'" style:font-adornments="Regular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Noto Serif CJK TC Black1" svg:font-family="'Noto Serif CJK TC Black'" style:font-adornments="Regular" style:font-family-generic="roman" style:font-pitch="variable"/>
    <style:font-face style:name="Source Code Pro Black" svg:font-family="'Source Code Pro Black'" style:font-adornments="Black" style:font-pitch="fixed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0_Diffusion" draw:display-name="White Diffusion" xlink:href="Pictures/100000000000020000000200EEE7D1D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5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30.481cm" svg:height="3.18cm" svg:x="1.69cm" svg:y="0.758cm" presentation:class="title" presentation:placeholder="true">
        <draw:text-box/>
      </draw:frame>
      <draw:frame presentation:style-name="預設-outline1" draw:layer="backgroundobjects" svg:width="30.481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2cm" svg:height="1.312cm" svg:x="1.69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5cm" svg:height="1.312cm" svg:x="11.579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2cm" svg:height="1.312cm" svg:x="24.278cm" svg:y="17.35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2:16.214930248</meta:creation-date>
    <dc:date>2024-09-11T19:33:21.531320430</dc:date>
    <meta:editing-duration>PT3H2M28S</meta:editing-duration>
    <meta:editing-cycles>12</meta:editing-cycles>
    <meta:generator>LibreOffice/24.8.0.3$Linux_X86_64 LibreOffice_project/480$Build-3</meta:generator>
    <meta:document-statistic meta:object-count="52"/>
  </office:meta>
</office:document-meta>
</file>